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B" style:family="table-column">
      <style:table-column-properties style:column-width="1.1153in" style:rel-column-width="1092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d4bc9" officeooo:paragraph-rsid="001d4bc9" style:font-weight-asian="bold" style:font-weight-complex="bold"/>
    </style:style>
    <style:style style:name="P3" style:family="paragraph" style:parent-style-name="Table_20_Contents">
      <style:text-properties officeooo:rsid="001d4bc9" officeooo:paragraph-rsid="001d4bc9"/>
    </style:style>
    <style:style style:name="P4" style:family="paragraph" style:parent-style-name="Table_20_Contents">
      <style:text-properties officeooo:paragraph-rsid="001d4bc9"/>
    </style:style>
    <style:style style:name="T1" style:family="text">
      <style:text-properties officeooo:rsid="001d4b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Ebene</text:p>
          </table:table-cell>
          <table:table-cell table:style-name="Table1.B1" office:value-type="string">
            <text:p text:style-name="P1">Beschreibung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de.scoutwiki.org/Kantonalverband" text:style-name="Internet_20_link" text:visited-style-name="Visited_20_Internet_20_Link">Kantonalverband</text:a></text:p>
          </table:table-cell>
          <table:table-cell table:style-name="Table1.B2" office:value-type="string">
            <text:p text:style-name="Table_20_Contents">Die PBS ist unterteilt in 22 Kantonalverbände. Diese entsprechen in etwa den Kantonen der Schweiz 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de.scoutwiki.org/index.php?title=Ausbildungsregion&amp;action=edit&amp;redlink=1" text:style-name="Internet_20_link" text:visited-style-name="Visited_20_Internet_20_Link">Ausbildungsregion</text:a></text:p>
          </table:table-cell>
          <table:table-cell table:style-name="Table1.B2" office:value-type="string">
            <text:p text:style-name="Table_20_Contents">In grösseren Kantonalverbänden gibt es mehrere Regionen. So hat zu Beispiel die <text:a xlink:type="simple" xlink:href="https://de.scoutwiki.org/Pfadi_Züri" text:style-name="Internet_20_link" text:visited-style-name="Visited_20_Internet_20_Link">Pfadi Züri</text:a> 6 Ausbildungsregionen. Auf den anderen Seite bilden kleine Kantonalverbände zusammen eine Ausbildungsregion, so z.b. <text:a xlink:type="simple" xlink:href="https://de.scoutwiki.org/index.php?title=I-CH&amp;action=edit&amp;redlink=1" text:style-name="Internet_20_link" text:visited-style-name="Visited_20_Internet_20_Link">I-CH</text:a> der Kantone <text:a xlink:type="simple" xlink:href="https://de.scoutwiki.org/Pfadi_Schwyz" text:style-name="Internet_20_link" text:visited-style-name="Visited_20_Internet_20_Link">Schwyz</text:a>, <text:a xlink:type="simple" xlink:href="https://de.scoutwiki.org/Pfadi_Uri" text:style-name="Internet_20_link" text:visited-style-name="Visited_20_Internet_20_Link">Uri</text:a>, <text:a xlink:type="simple" xlink:href="https://de.scoutwiki.org/Pfadi_Unterwalden" text:style-name="Internet_20_link" text:visited-style-name="Visited_20_Internet_20_Link">Unterwalden</text:a>, <text:a xlink:type="simple" xlink:href="https://de.scoutwiki.org/Pfadi_Kanton_Zug" text:style-name="Internet_20_link" text:visited-style-name="Visited_20_Internet_20_Link">Zug</text:a>. 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de.scoutwiki.org/Korps" text:style-name="Internet_20_link" text:visited-style-name="Visited_20_Internet_20_Link">Ring, Korps oder Bezirk</text:a></text:p>
          </table:table-cell>
          <table:table-cell table:style-name="Table1.B2" office:value-type="string">
            <text:p text:style-name="Table_20_Contents">In grösseren Regionen und Kantonalverbänden bilden mehrere Abteilungen einen Ring oder Korps 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de.scoutwiki.org/Abteilung" text:style-name="Internet_20_link" text:visited-style-name="Visited_20_Internet_20_Link">Abteilung</text:a></text:p>
          </table:table-cell>
          <table:table-cell table:style-name="Table1.B2" office:value-type="string">
            <text:p text:style-name="Table_20_Contents">In Kleineren Orten gibt es eine Abteilung, in Städten mehrere 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de.scoutwiki.org/Einheit" text:style-name="Internet_20_link" text:visited-style-name="Visited_20_Internet_20_Link">Einheit</text:a></text:p>
          </table:table-cell>
          <table:table-cell table:style-name="Table1.B2" office:value-type="string">
            <text:p text:style-name="Table_20_Contents">jede Abteilung hat eine oder mehrere Einheiten pro <text:a xlink:type="simple" xlink:href="https://de.scoutwiki.org/Stufen" text:style-name="Internet_20_link" text:visited-style-name="Visited_20_Internet_20_Link">Stufe</text:a>. Diese heissen in jeder Stufe anders (<text:a xlink:type="simple" xlink:href="https://de.scoutwiki.org/Meute" text:style-name="Internet_20_link" text:visited-style-name="Visited_20_Internet_20_Link">Meute</text:a>,<text:a xlink:type="simple" xlink:href="https://de.scoutwiki.org/Stamm" text:style-name="Internet_20_link" text:visited-style-name="Visited_20_Internet_20_Link">Stamm</text:a>,<text:a xlink:type="simple" xlink:href="https://de.scoutwiki.org/Trupp" text:style-name="Internet_20_link" text:visited-style-name="Visited_20_Internet_20_Link">Trupp</text:a>,<text:a xlink:type="simple" xlink:href="https://de.scoutwiki.org/Rotte" text:style-name="Internet_20_link" text:visited-style-name="Visited_20_Internet_20_Link">Rotte</text:a>) </text:p>
          </table:table-cell>
        </table:table-row>
        <table:table-row>
          <table:table-cell table:style-name="Table1.A2" office:value-type="string">
            <text:p text:style-name="Table_20_Contents">"Gruppe" </text:p>
          </table:table-cell>
          <table:table-cell table:style-name="Table1.B2" office:value-type="string">
            <text:p text:style-name="Table_20_Contents">Die Einheit kann wiederum unterteilt sein in einzelne Gruppen. Diese heissen in jeder Stufe anders (<text:a xlink:type="simple" xlink:href="https://de.scoutwiki.org/Rudel" text:style-name="Internet_20_link" text:visited-style-name="Visited_20_Internet_20_Link">Rudel</text:a>, <text:a xlink:type="simple" xlink:href="https://de.scoutwiki.org/Fähnli" text:style-name="Internet_20_link" text:visited-style-name="Visited_20_Internet_20_Link">Fähnli</text:a>) 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row>
          <table:table-cell table:style-name="Table2.A1" office:value-type="string">
            <text:p text:style-name="P1">Stufe</text:p>
          </table:table-cell>
          <table:table-cell table:style-name="Table2.A1" office:value-type="string">
            <text:p text:style-name="P1">Bezeichnung</text:p>
          </table:table-cell>
          <table:table-cell table:style-name="Table2.A1" office:value-type="string">
            <text:p text:style-name="P1">Alter <text:span text:style-name="T1">ca.</text:span></text:p>
          </table:table-cell>
          <table:table-cell table:style-name="Table2.A1" office:value-type="string">
            <text:p text:style-name="P1">Kleingruppe</text:p>
          </table:table-cell>
          <table:table-cell table:style-name="Table2.A1" office:value-type="string">
            <text:p text:style-name="P2">Grossgruppe</text:p>
          </table:table-cell>
          <table:table-cell table:style-name="Table2.F1" office:value-type="string">
            <text:p text:style-name="P1">Bemerkungen</text:p>
          </table:table-cell>
        </table:table-row>
        <table:table-row>
          <table:table-cell table:style-name="Table2.A2" office:value-type="string">
            <text:p text:style-name="Table_20_Contents"><text:a xlink:type="simple" xlink:href="https://de.scoutwiki.org/0._Stufe" text:style-name="Internet_20_link" text:visited-style-name="Visited_20_Internet_20_Link">0.Stufe</text:a> </text:p>
          </table:table-cell>
          <table:table-cell table:style-name="Table2.A2" office:value-type="string">
            <text:p text:style-name="P3">Biber</text:p>
          </table:table-cell>
          <table:table-cell table:style-name="Table2.A2" office:value-type="string">
            <text:p text:style-name="Table_20_Contents">6-7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text:a xlink:type="simple" xlink:href="https://de.scoutwiki.org/1._Stufe" text:style-name="Internet_20_link" text:visited-style-name="Visited_20_Internet_20_Link">1.Stufe</text:a></text:p>
          </table:table-cell>
          <table:table-cell table:style-name="Table2.A2" office:value-type="string">
            <text:p text:style-name="Table_20_Contents">Wölfe(m) </text:p>
          </table:table-cell>
          <table:table-cell table:style-name="Table2.A2" office:value-type="string">
            <text:p text:style-name="Table_20_Contents">8-11 </text:p>
          </table:table-cell>
          <table:table-cell table:style-name="Table2.A2" office:value-type="string">
            <text:p text:style-name="Table_20_Contents"><text:a xlink:type="simple" xlink:href="https://de.scoutwiki.org/Rudel" text:style-name="Internet_20_link" text:visited-style-name="Visited_20_Internet_20_Link">Rudel</text:a></text:p>
          </table:table-cell>
          <table:table-cell table:style-name="Table2.A2" office:value-type="string">
            <text:p text:style-name="Table_20_Contents"><text:a xlink:type="simple" xlink:href="https://de.scoutwiki.org/Wolfsmeute" text:style-name="Internet_20_link" text:visited-style-name="Visited_20_Internet_20_Link">Wolfsmeute</text:a>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text:a xlink:type="simple" xlink:href="https://de.scoutwiki.org/2._Stufe" text:style-name="Internet_20_link" text:visited-style-name="Visited_20_Internet_20_Link">2.Stufe</text:a></text:p>
          </table:table-cell>
          <table:table-cell table:style-name="Table2.A2" office:value-type="string">
            <text:p text:style-name="Table_20_Contents">Pfader</text:p>
          </table:table-cell>
          <table:table-cell table:style-name="Table2.A2" office:value-type="string">
            <text:p text:style-name="Table_20_Contents">11-18 </text:p>
          </table:table-cell>
          <table:table-cell table:style-name="Table2.A2" office:value-type="string">
            <text:p text:style-name="Table_20_Contents"><text:a xlink:type="simple" xlink:href="https://de.scoutwiki.org/Fähnli" text:style-name="Internet_20_link" text:visited-style-name="Visited_20_Internet_20_Link">Fähnli</text:a></text:p>
          </table:table-cell>
          <table:table-cell table:style-name="Table2.A2" office:value-type="string">
            <text:p text:style-name="Table_20_Contents"><text:a xlink:type="simple" xlink:href="https://de.scoutwiki.org/Einheit_(Stamm/Trupp)" text:style-name="Internet_20_link" text:visited-style-name="Visited_20_Internet_20_Link">Einheit (Stamm/Trupp)</text:a>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text:a xlink:type="simple" xlink:href="https://de.scoutwiki.org/3._Stufe" text:style-name="Internet_20_link" text:visited-style-name="Visited_20_Internet_20_Link">3.Stufe</text:a> </text:p>
          </table:table-cell>
          <table:table-cell table:style-name="Table2.A2" office:value-type="string">
            <text:p text:style-name="Table_20_Contents">Pios </text:p>
          </table:table-cell>
          <table:table-cell table:style-name="Table2.A2" office:value-type="string">
            <text:p text:style-name="Table_20_Contents">15-18 </text:p>
          </table:table-cell>
          <table:table-cell table:style-name="Table2.A2" office:value-type="string">
            <text:p text:style-name="Table_20_Contents"><text:a xlink:type="simple" xlink:href="https://de.scoutwiki.org/Equipe" text:style-name="Internet_20_link" text:visited-style-name="Visited_20_Internet_20_Link">Equipe</text:a></text:p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text:a xlink:type="simple" xlink:href="https://de.scoutwiki.org/4._Stufe" text:style-name="Internet_20_link" text:visited-style-name="Visited_20_Internet_20_Link">4.Stufe</text:a></text:p>
          </table:table-cell>
          <table:table-cell table:style-name="Table2.A2" office:value-type="string">
            <text:p text:style-name="Table_20_Contents">Rover</text:p>
          </table:table-cell>
          <table:table-cell table:style-name="Table2.A2" office:value-type="string">
            <text:p text:style-name="Table_20_Contents">ab 18 </text:p>
          </table:table-cell>
          <table:table-cell table:style-name="Table2.A2" office:value-type="string">
            <text:p text:style-name="Table_20_Contents"><text:a xlink:type="simple" xlink:href="https://de.scoutwiki.org/Rotte" text:style-name="Internet_20_link" text:visited-style-name="Visited_20_Internet_20_Link">Rotte</text:a></text:p>
          </table:table-cell>
          <table:table-cell table:style-name="Table2.A2" office:value-type="string">
            <text:p text:style-name="P4"><text:a xlink:type="simple" xlink:href="https://de.scoutwiki.org/index.php?title=Banner&amp;action=edit&amp;redlink=1" text:style-name="Internet_20_link" text:visited-style-name="Visited_20_Internet_20_Link">Banner</text:a></text:p>
          </table:table-cell>
          <table:table-cell table:style-name="Table2.F2" office:value-type="string">
            <text:p text:style-name="Table_20_Contents">Rover sind oft Leiter einer anderen Stufe </text:p>
          </table:table-cell>
        </table:table-row>
        <table:table-row>
          <table:table-cell table:style-name="Table2.A2" office:value-type="string">
            <text:p text:style-name="Table_20_Contents"><text:a xlink:type="simple" xlink:href="https://de.scoutwiki.org/APV" text:style-name="Internet_20_link" text:visited-style-name="Visited_20_Internet_20_Link">5.Stufe</text:a></text:p>
          </table:table-cell>
          <table:table-cell table:style-name="Table2.A2" office:value-type="string">
            <text:p text:style-name="Table_20_Contents">Altpfadfinder, APV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>ehemalige Pfadis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0:14:30.656673442</meta:creation-date>
    <dc:date>2024-06-22T10:33:15.773445958</dc:date>
    <meta:editing-duration>PT18M45S</meta:editing-duration>
    <meta:editing-cycles>1</meta:editing-cycles>
    <meta:document-statistic meta:table-count="2" meta:image-count="0" meta:object-count="0" meta:page-count="1" meta:paragraph-count="46" meta:word-count="159" meta:character-count="1137" meta:non-whitespace-character-count="1005"/>
    <meta:generator>LibreOffice/24.2.4.2$Linux_X86_64 LibreOffice_project/420$Build-2</meta:generator>
  </office:meta>
</office:document-meta>
</file>